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paragraph-rsid="000172f2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0172f2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language="en" fo:country="US" officeooo:rsid="000172f2" officeooo:paragraph-rsid="000172f2"/>
    </style:style>
    <style:style style:name="P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en" fo:country="US" officeooo:paragraph-rsid="0001c9b5"/>
    </style:style>
    <style:style style:name="P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ru" fo:country="RU" officeooo:rsid="0001c9b5" officeooo:paragraph-rsid="0001c9b5"/>
    </style:style>
    <style:style style:name="P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ru" fo:country="RU" officeooo:rsid="0001c9b5" officeooo:paragraph-rsid="0003aa48"/>
    </style:style>
    <style:style style:name="P8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language="ru" fo:country="RU" officeooo:rsid="0003aa48" officeooo:paragraph-rsid="0003aa48"/>
    </style:style>
    <style:style style:name="P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ru" fo:country="RU" officeooo:rsid="0003aa48" officeooo:paragraph-rsid="0003aa48"/>
    </style:style>
    <style:style style:name="P1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paragraph-rsid="000172f2"/>
    </style:style>
    <style:style style:name="P1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en" fo:country="US" officeooo:rsid="0005886b" officeooo:paragraph-rsid="0005886b"/>
    </style:style>
    <style:style style:name="T1" style:family="text">
      <style:text-properties officeooo:rsid="000172f2"/>
    </style:style>
    <style:style style:name="T2" style:family="text">
      <style:text-properties fo:language="en" fo:country="US" officeooo:rsid="000172f2"/>
    </style:style>
    <style:style style:name="T3" style:family="text">
      <style:text-properties fo:language="en" fo:country="US" officeooo:rsid="0003aa48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172f2"/>
    </style:style>
    <style:style style:name="T6" style:family="text">
      <style:text-properties fo:language="ru" fo:country="RU" officeooo:rsid="0001c9b5"/>
    </style:style>
    <style:style style:name="T7" style:family="text">
      <style:text-properties fo:language="ru" fo:country="RU" officeooo:rsid="0005afb2"/>
    </style:style>
    <style:style style:name="T8" style:family="text">
      <style:text-properties officeooo:rsid="0001c9b5"/>
    </style:style>
    <style:style style:name="T9" style:family="text">
      <style:text-properties officeooo:rsid="0003aa48"/>
    </style:style>
    <style:style style:name="T10" style:family="text">
      <style:text-properties officeooo:rsid="0005a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">История версий основной прошивки </text:span><text:span text:style-name="T2">NeoGS</text:span></text:p>
      <text:p text:style-name="P4"/>
      <text:p text:style-name="P11">08.08.2014 <text:span text:style-name="T4">Версия 1.10</text:span></text:p>
      <text:p text:style-name="P11"><text:span text:style-name="T4">- внесено исправление </text:span><text:span text:style-name="T7">команды 9</text:span><text:span text:style-name="T10">xx.</text:span></text:p>
      <text:p text:style-name="P2"/>
      <text:p text:style-name="P2"><text:span text:style-name="T5">1</text:span><text:span text:style-name="T6">8</text:span><text:span text:style-name="T5">.06.2013</text:span><text:span text:style-name="T2"> </text:span><text:span text:style-name="T5">Версия 1.09 </text:span><text:span text:style-name="T6">(1.06-1.08)</text:span></text:p>
      <text:p text:style-name="P5"><text:span text:style-name="T8">- </text:span><text:span text:style-name="T6">ускорена конвертация загруженного модуля.</text:span></text:p>
      <text:p text:style-name="P6">- частота процессора всегда 20 МГц вместо стандартных 12 МГц, выставляется загрузчиком.</text:p>
      <text:p text:style-name="P6">- автоматическое определение количества памяти 2 или 4 мегабайта.</text:p>
      <text:p text:style-name="P6">- еще что-то по мелочи.</text:p>
      <text:p text:style-name="P6"/>
      <text:p text:style-name="P8">История версий загрузчика.</text:p>
      <text:p text:style-name="P8"/>
      <text:p text:style-name="P9">18.06.2013 Версия 0.21</text:p>
      <text:p text:style-name="P7"><text:span text:style-name="T9">- исправлены недоработки </text:span><text:span text:style-name="T3">FAT </text:span><text:span text:style-name="T9">драйвера.</text:span></text:p>
      <text:p text:style-name="P9">- добавлена возможность изменения частоты работы процессора и считывания текущей установленной частоты для работы основной проши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8cm" fo:margin-bottom="1.136cm" fo:margin-left="1.032cm" fo:margin-right="1.0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2:36:17.71</meta:creation-date>
    <dc:date>2014-08-08T19:54:15.015000000</dc:date>
    <meta:editing-duration>PT9H19M41S</meta:editing-duration>
    <meta:editing-cycles>5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12" meta:word-count="75" meta:character-count="564" meta:non-whitespace-character-count="501"/>
  </office:meta>
</office:document-meta>
</file>